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style>
    <style:style style:name="P2" style:family="paragraph" style:parent-style-name="Standard">
      <style:paragraph-properties fo:break-before="auto" fo:break-after="auto" style:writing-mode="lr-tb"/>
    </style:style>
    <style:style style:name="P3" style:family="paragraph" style:parent-style-name="Standard">
      <style:paragraph-properties fo:text-align="justify" style:justify-single-word="false" fo:break-before="auto" fo:break-after="auto" style:writing-mode="lr-tb"/>
    </style:style>
    <style:style style:name="P4"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5" style:family="paragraph" style:parent-style-name="Standard">
      <style:paragraph-properties fo:margin-left="0cm" fo:margin-right="0cm" fo:text-indent="0cm" style:auto-text-indent="false" fo:break-before="auto" fo:break-after="auto" style:writing-mode="lr-tb"/>
    </style:style>
    <style:style style:name="P6" style:family="paragraph" style:parent-style-name="Standard" style:master-page-name="Standard">
      <style:paragraph-properties fo:margin-left="0cm" fo:margin-right="0cm" fo:text-align="center" style:justify-single-word="false" fo:text-indent="0cm" style:auto-text-indent="false" style:page-number="auto" fo:break-before="auto" fo:break-after="auto" style:writing-mode="lr-tb"/>
    </style:style>
    <style:style style:name="P7" style:family="paragraph" style:parent-style-name="Standard" style:list-style-name="LS1">
      <style:paragraph-properties fo:margin-top="0cm" fo:margin-bottom="0cm" fo:break-before="auto" fo:break-after="auto" style:writing-mode="lr-tb"/>
    </style:style>
    <style:style style:name="P8" style:family="paragraph" style:parent-style-name="Standard" style:list-style-name="LS1">
      <style:paragraph-properties fo:margin-top="0cm" fo:margin-bottom="0cm" fo:break-before="auto" fo:break-after="auto" style:writing-mode="lr-tb"/>
      <style:text-properties fo:font-style="italic" style:font-style-asian="italic" style:font-style-complex="italic"/>
    </style:style>
    <style:style style:name="P9" style:family="paragraph" style:parent-style-name="Standard" style:list-style-name="LS2">
      <style:paragraph-properties fo:margin-top="0cm" fo:margin-bottom="0cm" fo:break-before="auto" fo:break-after="auto" style:writing-mode="lr-tb"/>
    </style:style>
    <style:style style:name="P10" style:family="paragraph" style:parent-style-name="Standard">
      <style:paragraph-properties fo:break-before="auto" fo:break-after="auto" style:writing-mode="lr-tb"/>
    </style:style>
    <style:style style:name="P11" style:family="paragraph" style:parent-style-name="Standard">
      <style:paragraph-properties fo:text-align="justify" style:justify-single-word="false" fo:break-before="auto" fo:break-after="auto" style:writing-mode="lr-tb"/>
    </style:style>
    <style:style style:name="P12" style:family="paragraph" style:parent-style-name="Standard">
      <style:paragraph-properties fo:margin-left="0cm" fo:margin-right="0cm" fo:text-align="justify" style:justify-single-word="false" fo:text-indent="1.27cm" style:auto-text-indent="false" fo:break-before="auto" fo:break-after="auto" style:writing-mode="lr-tb"/>
    </style:style>
    <style:style style:name="P13" style:family="paragraph" style:parent-style-name="Heading_20_1">
      <style:paragraph-properties fo:break-before="auto" fo:break-after="auto" style:writing-mode="lr-tb"/>
    </style:style>
    <style:style style:name="P14" style:family="paragraph" style:parent-style-name="Heading_20_1">
      <style:paragraph-properties fo:margin-top="0.847cm" fo:margin-bottom="0cm" fo:break-before="page" style:writing-mode="lr-tb"/>
    </style:style>
    <style:style style:name="P15" style:family="paragraph" style:parent-style-name="Heading_20_2">
      <style:paragraph-properties fo:text-align="justify" style:justify-single-word="false" fo:break-before="auto" fo:break-after="auto" style:writing-mode="lr-tb"/>
    </style:style>
    <style:style style:name="P16" style:family="paragraph" style:parent-style-name="Heading_20_2">
      <style:paragraph-properties fo:break-before="auto" fo:break-after="auto" style:writing-mode="lr-tb"/>
    </style:style>
    <style:style style:name="P17" style:family="paragraph" style:parent-style-name="Heading_20_2">
      <style:paragraph-properties fo:margin-top="0.635cm" fo:margin-bottom="0.141cm" fo:break-before="auto" fo:break-after="auto" style:writing-mode="lr-tb"/>
    </style:style>
    <style:style style:name="P18" style:family="paragraph" style:parent-style-name="Heading_20_2">
      <style:paragraph-properties fo:break-before="page" style:writing-mode="lr-tb"/>
    </style:style>
    <style:style style:name="P19" style:family="paragraph" style:parent-style-name="Heading_20_2">
      <style:paragraph-properties fo:margin-top="0.635cm" fo:margin-bottom="0cm" fo:break-before="auto" fo:break-after="auto" style:writing-mode="lr-tb"/>
    </style:style>
    <style:style style:name="T1" style:family="text">
      <style:text-properties fo:font-size="18pt" style:font-size-asian="18pt" style:font-size-complex="18pt"/>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MAS</text:span><text:span text:style-name="T1"> </text:span><text:span text:style-name="T1">DE</text:span><text:span text:style-name="T1"> </text:span><text:span text:style-name="T1">MEMORIA</text:span><text:span text:style-name="T1"> </text:span><text:span text:style-name="T1">PROYECTO</text:span><text:span text:style-name="T1"> </text:span><text:span text:style-name="T1">SUCHAI</text:span></text:p>
      <text:h text:style-name="P13" text:outline-level="10"><text:bookmark text:name="h.mq9nlfinsxz4"/>Tema de memoria 1</text:h>
      <text:h text:style-name="P15" text:outline-level="10"><text:bookmark text:name="h.9ur2caswtrk1"/>Título: <text:span text:style-name="T2">Diseño e implementación del software de control para el computador a bordo de un picosatélite.</text:span></text:h>
      <text:h text:style-name="P16" text:outline-level="10"><text:bookmark text:name="h.evqhocudbpit"/>Nombre del alumno: <text:span text:style-name="T2">Carlos González Cortés</text:span></text:h>
      <text:h text:style-name="P17" text:outline-level="10"><text:bookmark text:name="h.of9eqxdqcq90"/>Nombre del profesor guía: <text:span text:style-name="T2">Marcos Diaz</text:span></text:h>
      <text:h text:style-name="P16" text:outline-level="10"><text:bookmark text:name="h.j140swp88b32"/>Importancia y objetivo general:</text:h>
      <text:p text:style-name="P4">Esta memoria se enmarca en el desarrollo del proyecto SUCHAI que consiste en la implementación, lanzamiento y operación de un picosatélite Cubesat, siendo esta la primera aproximación en esta materia para la universidad y el país. Uno de los componentes fundamentales de un satélite es su computador abordo, sistema encargado de dar inteligencia y operatividad al satélite durante todo su tiempo de vida útil en el espacio. En el caso de un picosatélite se tiene el desafío de dotar de todas la funcionalidades estándar de un satélite en un sistema computacional de recursos extremadamente limitados, estamos hablando de sistemas embebidos que utilizan microcontroladores de baja potencia y capacidad de cómputo como microcontroladores PIC24 o PIC16.</text:p>
      <text:p text:style-name="P3"/>
      <text:p text:style-name="P4">El objetivo de este trabajo es el diseño, desarrollo e implementación del software que gobierna el computador a bordo del satélite. Se requiere diseñar una arquitectura de software que abarque desde controladores de hardware hasta la aplicación final para el control de satélite. Esta arquitectura debe cumplir con requerimientos de calidad de software como modularidad, extensibilidad y facilidad de mantenimiento estando adaptada en específico a sistemas embebidos que emplean microcontroladores de gama media. </text:p>
      <text:p text:style-name="P3"/>
      <text:p text:style-name="P4">La implementación se llevará a cabo en específico para el satélite SUCHAI y busca proveer la funcionalidad básica de este sistema que incluye la interacción de un computador a bordo, un sistema de control de energía y un sistema de comunicaciones.</text:p>
      <text:p text:style-name="P2"/>
      <text:h text:style-name="P16" text:outline-level="10"><text:bookmark text:name="h.l2f7dzihjcnn"/></text:h>
      <text:h text:style-name="P18" text:outline-level="10"><text:bookmark text:name="h.gm3gb438fcwt"/><text:bookmark text:name="h.6ial32luj01w"/>Temas clave:</text:h>
      <text:p text:style-name="P2">Diseño de una arquitectura de software. Considerar nivel controladores de hardware, nivel sistema operativo y nivel de aplicación final.</text:p>
      <text:p text:style-name="P2">Diseño e implementación a nivel de aplicación de una arquitectura de software basada en el patrón de diseño de sistema de comandos.</text:p>
      <text:p text:style-name="P2">Considerar cumplimiento de todas las funcionalidades y requerimientos de un bus satelital SUCHAI.</text:p>
      <text:p text:style-name="P2">Considerar requerimientos de tolerancia a fallos, registro de actividades y control de ejecución según estado del sistema según especificaciones de un bus satelital SUCHAI.</text:p>
      <text:p text:style-name="P2">Considerar un sistema simple y extensible.</text:p>
      <text:h text:style-name="P16" text:outline-level="10"><text:bookmark text:name="h.o3783kdzvz1e"/>Implementación</text:h>
      <text:p text:style-name="P2">Implementación de todo el diseño en un PIC24FJ256GA110 sobre una placa madre desarrollada por Pumpkins, utilizando lenguaje C y compiladores de Microchip.</text:p>
      <text:p text:style-name="P2">Implementar arquitectura de alto nivel sobre sistema operativo FreeRTOS</text:p>
      <text:p text:style-name="P2">Implementar arquitectura considerando el funcionamiento de un TRX y EPS en paralelo.</text:p>
      <text:p text:style-name="P2">Prueba de funcionamiento modulares de la arquitectura.</text:p>
      <text:p text:style-name="P2">Pruebas sobre un sistema base OBC, TRX y EPS ya integrado.</text:p>
      <text:h text:style-name="P14" text:outline-level="10"><text:bookmark text:name="h.6ma6od1i7jlb"/>Tema de memoria 2 </text:h>
      <text:h text:style-name="P19" text:outline-level="10"><text:bookmark text:name="h.m1o18r4oh9k2"/>Titulo:</text:h>
      <text:h text:style-name="P17" text:outline-level="10"><text:bookmark text:name="h.844k5hkaqnc9"/>Nombre:</text:h>
      <text:p text:style-name="P2">Tomás Opazo</text:p>
      <text:h text:style-name="P17" text:outline-level="10"><text:bookmark text:name="h.ssfvdiz70m8n"/>Importancia y objetivo general:</text:h>
      <text:p text:style-name="P1">Esta memoria se enmarca dentro del proyecto SUCHAI, el que busca diseñar, integrar, programar, lanzar y operar un picosatélite de estándar Cubesat por parte de estudiantes. Actualmente se realizan las pruebas de la primera versión (con un avance del 90%), para su posterior certificación internacional por parte del lanzador (proyectado para fines del 2012).</text:p>
      <text:p text:style-name="P1">Para este y cualquier otro satélite, el núcleo del sistema es el trío EPS+OBC+TRX (sistema de energia, on board computer y transceiver). Dentro del desarrollo de este proyecto se generó una arquitectura de comandos para el OBC y drivers para el manejo del TRX y la EPS. Así, se logró dar funcionalidad al Cubesat SUCHAi, al poder este desplegar sus antenas, transmitir telemetría ante la llegada de telecomandos (por ahora implementado en forma rudimentaria pero efectiva) y ser autónomo en momentos en que no hay comunicación con <text:s/>éĺ.</text:p>
      <text:p text:style-name="P1">Es así como SUCHAI quiere y puede ser interpretado como un “camión espacial” que transporta diferentes payloads (experimentos) y les presta servicios como espacio físico, energía, tiempo de procesador, noción de tiempo (a modo de agenda con horas para ejecutarse y/o realizar acciones), acceso a telecomandos y telemetria.</text:p>
      <text:p text:style-name="P1">El objetivo de la memoria es. Dado el software SUCHAI y su arquitectura, integrar todos los componentes necesarios para un vuelo exitoso.</text:p>
      <text:p text:style-name="P1">Como objetivos específicos estan formalizar los conceptos anteriormente mencionados y llevarlos a un documento que resuma el “estándar SUCHAI” para Cubesats, es decir especificaciones agregadas a las de un Cubesat cualquiera, pero que permita un integrado modular de payloads y a la vez un tiempo de desarrollo reducido al incluir como parte de las especificaciones los sitemas de despliegue, comprobación de despliegue, comunicaciones OBC-payloads etc.</text:p>
      <text:h text:style-name="P17" text:outline-level="10"><text:bookmark text:name="h.7dib24gatguz"/>Nombre del profesor guía: </text:h>
      <text:p text:style-name="P2">Marcos Diaz</text:p>
      <text:h text:style-name="P17" text:outline-level="10"><text:bookmark text:name="h.cfphjzeyn9r6"/>Temas clave:</text:h>
      <text:p text:style-name="P2">Dada la arquitectura de comandos del tema 1 se tiene.</text:p>
      <text:p text:style-name="P2">Resto de HW necesario para un satelite (antenna deployment, killswitch, RTC externo)</text:p>
      <text:p text:style-name="P2">Estándar Cubesat y agregados para un estándar SUCHAI. Organización interna (PIC, TRX y EPS) y externa (Payloads).</text:p>
      <text:p text:style-name="P2"><text:soft-page-break/>Definición de servicios para Payloads y como estos interactúan con la arquitectura.</text:p>
      <text:h text:style-name="P16" text:outline-level="10"><text:bookmark text:name="h.uozn91vrpa5l"/>Implementación</text:h>
      <text:p text:style-name="P2">Pruebas y certificación</text:p>
      <text:p text:style-name="P2">Integración de payloads por separado, integración del sistema de despliegue. Integracion final.</text:p>
      <text:h text:style-name="P16" text:outline-level="10"><text:bookmark text:name="h.immfr2c64exb"/></text:h>
      <text:h text:style-name="P18" text:outline-level="10"><text:bookmark text:name="h.apg7cpxdgfsj"/><text:bookmark text:name="h.wk2g0c8p4fwm"/>Índice de actividades proyecto SUCHAI</text:h>
      <text:list xml:id="list532011459" text:style-name="LS1">
        <text:list-item>
          <text:p text:style-name="P7">Documentación </text:p>
          <text:list>
            <text:list-item>
              <text:p text:style-name="P7">Programación en C</text:p>
            </text:list-item>
            <text:list-item>
              <text:p text:style-name="P7">Programación de Microcontroladores PIC24</text:p>
            </text:list-item>
            <text:list-item>
              <text:p text:style-name="P7">Sistemas operativos de tiempo real</text:p>
            </text:list-item>
            <text:list-item>
              <text:p text:style-name="P7">Sistema Operativo FreeRTOS</text:p>
            </text:list-item>
            <text:list-item>
              <text:p text:style-name="P7">Gestión del equipo de trabajo</text:p>
              <text:list>
                <text:list-item>
                  <text:p text:style-name="P7">Carta Gantt área electronica</text:p>
                </text:list-item>
                <text:list-item>
                  <text:p text:style-name="P7">Planilla de registro de actividades del equipo</text:p>
                </text:list-item>
                <text:list-item>
                  <text:p text:style-name="P7">Inducción a nuevo integrante (DVa)</text:p>
                </text:list-item>
              </text:list>
            </text:list-item>
          </text:list>
        </text:list-item>
        <text:list-item>
          <text:p text:style-name="P7">Controladores de hardware. Funcionamiento y pruebas independientes</text:p>
          <text:list>
            <text:list-item>
              <text:p text:style-name="P7">Organización y utilización de repositorio de software SVN</text:p>
            </text:list-item>
            <text:list-item>
              <text:p text:style-name="P7">Recepción del Cubesat kit. Pruebas de funcionamiento básicas</text:p>
            </text:list-item>
            <text:list-item>
              <text:p text:style-name="P7">Programación de drivers para microcontrolador PIC24F y periféricos</text:p>
              <text:list>
                <text:list-item>
                  <text:p text:style-name="P7">ADC</text:p>
                </text:list-item>
                <text:list-item>
                  <text:p text:style-name="P7">I2C</text:p>
                </text:list-item>
                <text:list-item>
                  <text:p text:style-name="P7">UART</text:p>
                </text:list-item>
                <text:list-item>
                  <text:p text:style-name="P7">SPI</text:p>
                </text:list-item>
                <text:list-item>
                  <text:p text:style-name="P7">PWM</text:p>
                </text:list-item>
                <text:list-item>
                  <text:p text:style-name="P7">RTCC</text:p>
                </text:list-item>
              </text:list>
            </text:list-item>
            <text:list-item>
              <text:p text:style-name="P7">Drivers para el manejo estándar de la MB y el PPM del Cubesat kit</text:p>
              <text:list>
                <text:list-item>
                  <text:p text:style-name="P7">Asignación de pines bus PC104</text:p>
                </text:list-item>
                <text:list-item>
                  <text:p text:style-name="P7">Creación de PIC_PC104_CONFIG que estandariza el uso de la MB y el bus PC104</text:p>
                </text:list-item>
                <text:list-item>
                  <text:p text:style-name="P7">RTC M41T81S</text:p>
                </text:list-item>
                <text:list-item>
                  <text:p text:style-name="P7">Memoria Flash AT25DF641 (DVa)</text:p>
                </text:list-item>
              </text:list>
            </text:list-item>
            <text:list-item>
              <text:p text:style-name="P7"><text:s/>Drivers para <text:s/>Transceiver</text:p>
              <text:list>
                <text:list-item>
                  <text:p text:style-name="P7">Pruebas con software ALLSPACE</text:p>
                  <text:list>
                    <text:list-item>
                      <text:p text:style-name="P7">Configuracion</text:p>
                    </text:list-item>
                    <text:list-item>
                      <text:p text:style-name="P7">Beacon</text:p>
                    </text:list-item>
                    <text:list-item>
                      <text:p text:style-name="P7">Telemetria</text:p>
                    </text:list-item>
                    <text:list-item>
                      <text:p text:style-name="P8">Telecomandos</text:p>
                    </text:list-item>
                  </text:list>
                </text:list-item>
                <text:list-item>
                  <text:p text:style-name="P7">Programación de drivers</text:p>
                  <text:list>
                    <text:list-item>
                      <text:p text:style-name="P7">Configuración</text:p>
                    </text:list-item>
                    <text:list-item>
                      <text:p text:style-name="P7">Beacon</text:p>
                    </text:list-item>
                    <text:list-item>
                      <text:p text:style-name="P7">Telemetria</text:p>
                    </text:list-item>
                    <text:list-item>
                      <text:p text:style-name="P8">Telecomandos</text:p>
                    </text:list-item>
                  </text:list>
                </text:list-item>
                <text:list-item>
                  <text:p text:style-name="P7">Pruebas utilizando drivers</text:p>
                  <text:list>
                    <text:list-item>
                      <text:p text:style-name="P7">Configuración</text:p>
                    </text:list-item>
                    <text:list-item>
                      <text:p text:style-name="P7">Beacon</text:p>
                    </text:list-item>
                    <text:list-item>
                      <text:p text:style-name="P7">Telemetria</text:p>
                    </text:list-item>
                    <text:list-item>
                      <text:p text:style-name="P8">Telecomandos</text:p>
                    </text:list-item>
                  </text:list>
                </text:list-item>
              </text:list>
            </text:list-item>
            <text:list-item>
              <text:p text:style-name="P7"><text:s/>Drivers de EPS (FRs)</text:p>
              <text:list>
                <text:list-item>
                  <text:p text:style-name="P7">Pruebas EPS</text:p>
                </text:list-item>
                <text:list-item>
                  <text:p text:style-name="P7"><text:soft-page-break/>Programación de drivers EPS</text:p>
                </text:list-item>
                <text:list-item>
                  <text:p text:style-name="P7">Pruebas de EPS con drivers</text:p>
                </text:list-item>
              </text:list>
            </text:list-item>
          </text:list>
        </text:list-item>
        <text:list-item>
          <text:p text:style-name="P7">Sistema Operativo</text:p>
          <text:list>
            <text:list-item>
              <text:p text:style-name="P7">Incorporación de un SO de tiempo real preemptive <text:s/>que permite la ejecución de tareas simultáneamente y sincronización</text:p>
            </text:list-item>
            <text:list-item>
              <text:p text:style-name="P7">Pruebas con Salvo (Insatisfactorias)</text:p>
            </text:list-item>
            <text:list-item>
              <text:p text:style-name="P7">Pruebas con FreeRTOS (Sistema seleccionado)</text:p>
            </text:list-item>
          </text:list>
        </text:list-item>
        <text:list-item>
          <text:p text:style-name="P7">Aplicaciones (Software SUCHAI)</text:p>
          <text:list>
            <text:list-item>
              <text:p text:style-name="P7">Creación de GEN_Console. (FRs)</text:p>
              <text:list>
                <text:list-item>
                  <text:p text:style-name="P7">Consola serial genérica que permite la ejecución de comandos mendiente puerto serial</text:p>
                </text:list-item>
              </text:list>
            </text:list-item>
            <text:list-item>
              <text:p text:style-name="P7">Evaluación y diseño de arquitectura de software</text:p>
              <text:list>
                <text:list-item>
                  <text:p text:style-name="P7">Arquitectura basada en módulos por cada sistema (Desechada)</text:p>
                </text:list-item>
                <text:list-item>
                  <text:p text:style-name="P7">Reunión con colaboradores del DCC</text:p>
                </text:list-item>
                <text:list-item>
                  <text:p text:style-name="P7">Arquitectura basada en patrón de diseño ‘Command Pattern’</text:p>
                </text:list-item>
              </text:list>
            </text:list-item>
            <text:list-item>
              <text:p text:style-name="P7">Implementación de sistema de inicialización del satélite</text:p>
              <text:list>
                <text:list-item>
                  <text:p text:style-name="P7">Tarea de inicialización del sistema (TaskDeployment).</text:p>
                </text:list-item>
                <text:list-item>
                  <text:p text:style-name="P7">Comprobación de inactividad en los 30min posteriores al lanzamiento</text:p>
                </text:list-item>
                <text:list-item>
                  <text:p text:style-name="P7">Rutina para el despliegue de antenas</text:p>
                </text:list-item>
                <text:list-item>
                  <text:p text:style-name="P7">Inicializaciones del software SUCHAI</text:p>
                </text:list-item>
                <text:list-item>
                  <text:p text:style-name="P7">Creacion de Listeners</text:p>
                </text:list-item>
                <text:list-item>
                  <text:p text:style-name="P7">Suicidio de la tarea taskDeployment</text:p>
                </text:list-item>
              </text:list>
            </text:list-item>
            <text:list-item>
              <text:p text:style-name="P7">Implementación de la arquitectura de software basada en comandos.</text:p>
              <text:list>
                <text:list-item>
                  <text:p text:style-name="P7">Implementar Listeners (Varias tareas simultaneas)</text:p>
                  <text:list>
                    <text:list-item>
                      <text:p text:style-name="P7">Console, interprete de consola serial</text:p>
                    </text:list-item>
                    <text:list-item>
                      <text:p text:style-name="P7">Communications, recepción de TC y envio de TM</text:p>
                    </text:list-item>
                    <text:list-item>
                      <text:p text:style-name="P7">FlightPlan, itinerario de activiades</text:p>
                    </text:list-item>
                    <text:list-item>
                      <text:p text:style-name="P7">HouseKeeping, control rutinario interno del sistema</text:p>
                    </text:list-item>
                    <text:list-item>
                      <text:p text:style-name="P7"><text:span text:style-name="T3">Payload</text:span><text:span text:style-name="T3">, </text:span><text:span text:style-name="T3">especifico</text:span><text:span text:style-name="T3"> </text:span><text:span text:style-name="T3">de</text:span><text:span text:style-name="T3"> </text:span><text:span text:style-name="T3">un</text:span><text:span text:style-name="T3"> </text:span><text:span text:style-name="T3">payload</text:span><text:span text:style-name="T3"> (</text:span><text:span text:style-name="T3">no</text:span><text:span text:style-name="T3"> </text:span><text:span text:style-name="T3">implementado</text:span><text:span text:style-name="T3"> </text:span><text:span text:style-name="T3">aqui</text:span><text:span text:style-name="T3">)</text:span></text:p>
                    </text:list-item>
                    <text:list-item>
                      <text:p text:style-name="P7">Generación de comandos</text:p>
                    </text:list-item>
                    <text:list-item>
                      <text:p text:style-name="P7">Inteligencias basada en repositorio de datos o algun dispositivo específico (TRX, EPS o Payloads). </text:p>
                    </text:list-item>
                  </text:list>
                </text:list-item>
                <text:list-item>
                  <text:p text:style-name="P7">Implementar Dispatcher</text:p>
                  <text:list>
                    <text:list-item>
                      <text:p text:style-name="P7">Recibe en una cola los comandos provenientes desde diferentes listeners</text:p>
                    </text:list-item>
                    <text:list-item>
                      <text:p text:style-name="P7"><text:span text:style-name="T3">Decide</text:span><text:span text:style-name="T3"> </text:span><text:span text:style-name="T3">la</text:span><text:span text:style-name="T3"> </text:span><text:span text:style-name="T3">ejecución</text:span><text:span text:style-name="T3"> </text:span><text:span text:style-name="T3">de</text:span><text:span text:style-name="T3"> </text:span><text:span text:style-name="T3">cada</text:span><text:span text:style-name="T3"> </text:span><text:span text:style-name="T3">comando</text:span></text:p>
                      <text:list>
                        <text:list-item>
                          <text:p text:style-name="P7"><text:span text:style-name="T3">Según</text:span><text:span text:style-name="T3"> </text:span><text:span text:style-name="T3">estado</text:span><text:span text:style-name="T3"> </text:span><text:span text:style-name="T3">de</text:span><text:span text:style-name="T3"> </text:span><text:span text:style-name="T3">energía</text:span></text:p>
                        </text:list-item>
                        <text:list-item>
                          <text:p text:style-name="P7"><text:span text:style-name="T3">Según</text:span><text:span text:style-name="T3"> </text:span><text:span text:style-name="T3">registro</text:span><text:span text:style-name="T3"> </text:span><text:span text:style-name="T3">de</text:span><text:span text:style-name="T3"> </text:span><text:span text:style-name="T3">errores</text:span></text:p>
                        </text:list-item>
                      </text:list>
                    </text:list-item>
                    <text:list-item>
                      <text:p text:style-name="P7">Envía comando a Executer para su final ejecución</text:p>
                    </text:list-item>
                    <text:list-item>
                      <text:p text:style-name="P7">Recibe estatus de ejecución del comando</text:p>
                    </text:list-item>
                  </text:list>
                </text:list-item>
                <text:list-item>
                  <text:p text:style-name="P7">Implementar Executer</text:p>
                  <text:list>
                    <text:list-item>
                      <text:p text:style-name="P7">Solo un executer a la vez</text:p>
                    </text:list-item>
                    <text:list-item>
                      <text:p text:style-name="P7">Cada comando posee todo el procesador y recursos</text:p>
                    </text:list-item>
                    <text:list-item>
                      <text:p text:style-name="P7">Máximo 2min de ejecución (WDT)</text:p>
                    </text:list-item>
                  </text:list>
                </text:list-item>
                <text:list-item>
                  <text:p text:style-name="P7">Implementar Repositorio de datos</text:p>
                  <text:list>
                    <text:list-item>
                      <text:p text:style-name="P7"><text:soft-page-break/>Actualizado constantemente desde el Listener Housekeeping usando los comandos cmdDRP</text:p>
                    </text:list-item>
                    <text:list-item>
                      <text:p text:style-name="P7">Contiene variables de estado</text:p>
                      <text:list>
                        <text:list-item>
                          <text:p text:style-name="P7">mPPC_state variables del PIC, PPM y MB</text:p>
                        </text:list-item>
                        <text:list-item>
                          <text:p text:style-name="P7">mDEP_state variables del Despliegue de antenas</text:p>
                        </text:list-item>
                        <text:list-item>
                          <text:p text:style-name="P7">mRTC_state variables con la hora actual</text:p>
                        </text:list-item>
                        <text:list-item>
                          <text:p text:style-name="P7">mEPS_state variables de la EPS</text:p>
                        </text:list-item>
                        <text:list-item>
                          <text:p text:style-name="P7">mTRX_state variables del TRX</text:p>
                        </text:list-item>
                      </text:list>
                    </text:list-item>
                    <text:list-item>
                      <text:p text:style-name="P7">Contiene el plan de vuelo</text:p>
                    </text:list-item>
                    <text:list-item>
                      <text:p text:style-name="P7"><text:span text:style-name="T3">Necesidad</text:span><text:span text:style-name="T3"> </text:span><text:span text:style-name="T3">de</text:span><text:span text:style-name="T3"> </text:span><text:span text:style-name="T3">sincronización</text:span></text:p>
                    </text:list-item>
                  </text:list>
                </text:list-item>
                <text:list-item>
                  <text:p text:style-name="P7">Implementar Repositorio de comandos</text:p>
                  <text:list>
                    <text:list-item>
                      <text:p text:style-name="P7">Generar sintaxis estándar de comandos</text:p>
                      <text:list>
                        <text:list-item>
                          <text:p text:style-name="P7">Estructura de comandos para dispatcher</text:p>
                        </text:list-item>
                        <text:list-item>
                          <text:p text:style-name="P7">Estructura de comandos para executer</text:p>
                        </text:list-item>
                        <text:list-item>
                          <text:p text:style-name="P7">Sintaxis estándar de comandos</text:p>
                        </text:list-item>
                      </text:list>
                    </text:list-item>
                    <text:list-item>
                      <text:p text:style-name="P7">Almacena la lista de comandos disponibles</text:p>
                      <text:list>
                        <text:list-item>
                          <text:p text:style-name="P7">Arreglos con comandos para cada área</text:p>
                        </text:list-item>
                      </text:list>
                    </text:list-item>
                    <text:list-item>
                      <text:p text:style-name="P7">Documentación y control de comandos disponibles</text:p>
                      <text:list>
                        <text:list-item>
                          <text:p text:style-name="P7">Identificador único que incluye área y código</text:p>
                        </text:list-item>
                        <text:list-item>
                          <text:p text:style-name="P7">Planilla online para referencia y control</text:p>
                        </text:list-item>
                      </text:list>
                    </text:list-item>
                    <text:list-item>
                      <text:p text:style-name="P7">Implementación de comandos para cada módulo necesario</text:p>
                      <text:list>
                        <text:list-item>
                          <text:p text:style-name="P7">cmdConsole, consola serial.</text:p>
                        </text:list-item>
                        <text:list-item>
                          <text:p text:style-name="P7">cmdPPC, microprocesador.</text:p>
                        </text:list-item>
                        <text:list-item>
                          <text:p text:style-name="P7">cmdDRP, actualizar repositorio de datos.</text:p>
                        </text:list-item>
                        <text:list-item>
                          <text:p text:style-name="P7">cmdTRX, funcionalidades de comunicaciones</text:p>
                        </text:list-item>
                        <text:list-item>
                          <text:p text:style-name="P7">cmdEPS, funcionalidades de energia</text:p>
                        </text:list-item>
                        <text:list-item>
                          <text:p text:style-name="P7"><text:span text:style-name="T3">cmdRTC</text:span><text:span text:style-name="T3">, </text:span><text:span text:style-name="T3">funcionalidades</text:span><text:span text:style-name="T3"> </text:span><text:span text:style-name="T3">para</text:span><text:span text:style-name="T3"> </text:span><text:span text:style-name="T3">RTC</text:span></text:p>
                        </text:list-item>
                        <text:list-item>
                          <text:p text:style-name="P7"><text:span text:style-name="T3">cmdPAY</text:span><text:span text:style-name="T3">, </text:span><text:span text:style-name="T3">funcionalidades</text:span><text:span text:style-name="T3"> </text:span><text:span text:style-name="T3">específicas</text:span><text:span text:style-name="T3"> </text:span><text:span text:style-name="T3">a</text:span><text:span text:style-name="T3"> </text:span><text:span text:style-name="T3">un</text:span><text:span text:style-name="T3"> </text:span><text:span text:style-name="T3">payload</text:span></text:p>
                        </text:list-item>
                      </text:list>
                    </text:list-item>
                  </text:list>
                </text:list-item>
                <text:list-item>
                  <text:p text:style-name="P7"><text:span text:style-name="T3">Comprobación</text:span><text:span text:style-name="T3"> </text:span><text:span text:style-name="T3">del</text:span><text:span text:style-name="T3"> </text:span><text:span text:style-name="T3">flujo</text:span><text:span text:style-name="T3"> </text:span><text:span text:style-name="T3">de</text:span><text:span text:style-name="T3"> </text:span><text:span text:style-name="T3">un</text:span><text:span text:style-name="T3"> </text:span><text:span text:style-name="T3">comando</text:span><text:span text:style-name="T3">, </text:span><text:span text:style-name="T3">desde</text:span><text:span text:style-name="T3"> </text:span><text:span text:style-name="T3">su</text:span><text:span text:style-name="T3"> </text:span><text:span text:style-name="T3">generación</text:span><text:span text:style-name="T3"> </text:span><text:span text:style-name="T3">en</text:span><text:span text:style-name="T3"> </text:span><text:span text:style-name="T3">un</text:span><text:span text:style-name="T3"> </text:span><text:span text:style-name="T3">listener</text:span><text:span text:style-name="T3"> </text:span><text:span text:style-name="T3">hasta</text:span><text:span text:style-name="T3"> </text:span><text:span text:style-name="T3">su</text:span><text:span text:style-name="T3"> </text:span><text:span text:style-name="T3">ejecución</text:span><text:span text:style-name="T3"> </text:span><text:span text:style-name="T3">en</text:span><text:span text:style-name="T3"> </text:span><text:span text:style-name="T3">el</text:span><text:span text:style-name="T3"> </text:span><text:span text:style-name="T3">Executer</text:span></text:p>
                  <text:list>
                    <text:list-item>
                      <text:p text:style-name="P7"><text:span text:style-name="T3">Comprobación</text:span><text:span text:style-name="T3"> </text:span><text:span text:style-name="T3">de</text:span><text:span text:style-name="T3"> </text:span><text:span text:style-name="T3">posibles</text:span><text:span text:style-name="T3"> </text:span><text:span text:style-name="T3">errores</text:span><text:span text:style-name="T3"> </text:span><text:span text:style-name="T3">de</text:span><text:span text:style-name="T3"> </text:span><text:span text:style-name="T3">sincronizacion</text:span></text:p>
                    </text:list-item>
                    <text:list-item>
                      <text:p text:style-name="P7"><text:span text:style-name="T3">Control</text:span><text:span text:style-name="T3"> </text:span><text:span text:style-name="T3">de</text:span><text:span text:style-name="T3"> </text:span><text:span text:style-name="T3">comandos</text:span><text:span text:style-name="T3"> </text:span><text:span text:style-name="T3">que</text:span><text:span text:style-name="T3"> </text:span><text:span text:style-name="T3">puedan</text:span><text:span text:style-name="T3"> </text:span><text:span text:style-name="T3">causar</text:span><text:span text:style-name="T3"> </text:span><text:span text:style-name="T3">errores</text:span><text:span text:style-name="T3"> </text:span><text:span text:style-name="T3">en</text:span><text:span text:style-name="T3"> </text:span><text:span text:style-name="T3">el</text:span><text:span text:style-name="T3"> </text:span><text:span text:style-name="T3">sistema</text:span></text:p>
                    </text:list-item>
                    <text:list-item>
                      <text:p text:style-name="P7"><text:span text:style-name="T3">Registro</text:span><text:span text:style-name="T3"> </text:span><text:span text:style-name="T3">de</text:span><text:span text:style-name="T3"> </text:span><text:span text:style-name="T3">sucesos</text:span><text:span text:style-name="T3"> </text:span><text:span text:style-name="T3">del</text:span><text:span text:style-name="T3"> </text:span><text:span text:style-name="T3">sistema</text:span></text:p>
                    </text:list-item>
                  </text:list>
                </text:list-item>
              </text:list>
            </text:list-item>
          </text:list>
        </text:list-item>
        <text:list-item>
          <text:p text:style-name="P7">Integración de Hardware basico</text:p>
          <text:list>
            <text:list-item>
              <text:p text:style-name="P7">Integracion de TRX</text:p>
              <text:list>
                <text:list-item>
                  <text:p text:style-name="P7"><text:span text:style-name="T3">Medición</text:span><text:span text:style-name="T3"> </text:span><text:span text:style-name="T3">de</text:span><text:span text:style-name="T3"> </text:span><text:span text:style-name="T3">consumo</text:span><text:span text:style-name="T3"> </text:span><text:span text:style-name="T3">energético</text:span></text:p>
                </text:list-item>
                <text:list-item>
                  <text:p text:style-name="P7">Conexión con cable coaxial del TRX con la antena</text:p>
                </text:list-item>
                <text:list-item>
                  <text:p text:style-name="P7">Recepción de telemetría en estación terrena</text:p>
                </text:list-item>
                <text:list-item>
                  <text:p text:style-name="P7"><text:span text:style-name="T3">Envío</text:span><text:span text:style-name="T3"> </text:span><text:span text:style-name="T3">de</text:span><text:span text:style-name="T3"> </text:span><text:span text:style-name="T3">telecomandos</text:span><text:span text:style-name="T3"> </text:span><text:span text:style-name="T3">desde</text:span><text:span text:style-name="T3"> </text:span><text:span text:style-name="T3">estación</text:span><text:span text:style-name="T3"> </text:span><text:span text:style-name="T3">terrena</text:span></text:p>
                </text:list-item>
              </text:list>
            </text:list-item>
            <text:list-item>
              <text:p text:style-name="P7"><text:span text:style-name="T3">Integracion</text:span><text:span text:style-name="T3"> </text:span><text:span text:style-name="T3">de</text:span><text:span text:style-name="T3"> </text:span><text:span text:style-name="T3">EPS</text:span></text:p>
              <text:list>
                <text:list-item>
                  <text:p text:style-name="P7"><text:span text:style-name="T3">Medición</text:span><text:span text:style-name="T3"> </text:span><text:span text:style-name="T3">de</text:span><text:span text:style-name="T3"> </text:span><text:span text:style-name="T3">consumo</text:span><text:span text:style-name="T3"> </text:span><text:span text:style-name="T3">energético</text:span><text:span text:style-name="T3"> (</text:span><text:span text:style-name="T3">si</text:span><text:span text:style-name="T3"> </text:span><text:span text:style-name="T3">aplica</text:span><text:span text:style-name="T3">)</text:span></text:p>
                </text:list-item>
                <text:list-item>
                  <text:p text:style-name="P7"><text:span text:style-name="T3">Comprobación</text:span><text:span text:style-name="T3"> </text:span><text:span text:style-name="T3">de</text:span><text:span text:style-name="T3"> </text:span><text:span text:style-name="T3">que</text:span><text:span text:style-name="T3"> </text:span><text:span text:style-name="T3">los</text:span><text:span text:style-name="T3"> </text:span><text:span text:style-name="T3">killswitch</text:span><text:span text:style-name="T3"> (</text:span><text:span text:style-name="T3">BATT</text:span><text:span text:style-name="T3"> </text:span><text:span text:style-name="T3">POS</text:span><text:span text:style-name="T3">) </text:span><text:span text:style-name="T3">cortan</text:span><text:span text:style-name="T3"> </text:span><text:span text:style-name="T3">la</text:span><text:span text:style-name="T3"> </text:span><text:span text:style-name="T3">alimentación</text:span><text:span text:style-name="T3"> </text:span><text:span text:style-name="T3">de</text:span><text:span text:style-name="T3"> </text:span><text:span text:style-name="T3">la</text:span><text:span text:style-name="T3"> </text:span><text:span text:style-name="T3">EPS</text:span><text:span text:style-name="T3"> </text:span><text:span text:style-name="T3">hacia</text:span><text:span text:style-name="T3"> </text:span><text:span text:style-name="T3">el</text:span><text:span text:style-name="T3"> </text:span><text:span text:style-name="T3">bus</text:span><text:span text:style-name="T3"> 5</text:span><text:span text:style-name="T3">V</text:span><text:span text:style-name="T3">_</text:span><text:span text:style-name="T3">sys</text:span><text:span text:style-name="T3"> </text:span><text:span text:style-name="T3">Vcc</text:span><text:span text:style-name="T3">_</text:span><text:span text:style-name="T3">sys</text:span><text:span text:style-name="T3"> </text:span><text:span text:style-name="T3">y</text:span><text:span text:style-name="T3"> </text:span><text:span text:style-name="T3">V</text:span><text:span text:style-name="T3">_</text:span><text:span text:style-name="T3">batt</text:span></text:p>
                </text:list-item>
                <text:list-item>
                  <text:p text:style-name="P7"><text:span text:style-name="T3">Comprobación</text:span><text:span text:style-name="T3"> </text:span><text:span text:style-name="T3">de</text:span><text:span text:style-name="T3"> </text:span><text:span text:style-name="T3">alimentación</text:span><text:span text:style-name="T3"> </text:span><text:span text:style-name="T3">de</text:span><text:span text:style-name="T3"> </text:span><text:span text:style-name="T3">buses</text:span><text:span text:style-name="T3"> </text:span><text:span text:style-name="T3">de</text:span><text:span text:style-name="T3"> </text:span><text:span text:style-name="T3">energia</text:span></text:p>
                </text:list-item>
                <text:list-item>
                  <text:p text:style-name="P7"><text:span text:style-name="T3">Comprobación</text:span><text:span text:style-name="T3"> </text:span><text:span text:style-name="T3">de</text:span><text:span text:style-name="T3"> </text:span><text:span text:style-name="T3">carga</text:span><text:span text:style-name="T3"> </text:span><text:span text:style-name="T3">de</text:span><text:span text:style-name="T3"> </text:span><text:span text:style-name="T3">baterías</text:span></text:p>
                </text:list-item>
              </text:list>
            </text:list-item>
            <text:list-item>
              <text:p text:style-name="P7">Integración del sistema de despliegue de antenas</text:p>
              <text:list>
                <text:list-item>
                  <text:p text:style-name="P7"><text:soft-page-break/><text:span text:style-name="T3">Medición</text:span><text:span text:style-name="T3"> </text:span><text:span text:style-name="T3">de</text:span><text:span text:style-name="T3"> </text:span><text:span text:style-name="T3">consumo</text:span><text:span text:style-name="T3"> </text:span><text:span text:style-name="T3">energético</text:span></text:p>
                </text:list-item>
                <text:list-item>
                  <text:p text:style-name="P7">Diseño del Sistema de activación/desactivación y chequeo de Despliegue de Antenas.</text:p>
                </text:list-item>
                <text:list-item>
                  <text:p text:style-name="P7">Comprobación del Sistema de activación/desactivación y chequeo de Despliegue de Antenas.</text:p>
                </text:list-item>
              </text:list>
            </text:list-item>
            <text:list-item>
              <text:p text:style-name="P7"><text:span text:style-name="T3">Integración</text:span><text:span text:style-name="T3"> </text:span><text:span text:style-name="T3">del</text:span><text:span text:style-name="T3"> </text:span><text:span text:style-name="T3">Magnetorquer</text:span></text:p>
              <text:list>
                <text:list-item>
                  <text:p text:style-name="P7"><text:span text:style-name="T3">Comprobación</text:span><text:span text:style-name="T3"> </text:span><text:span text:style-name="T3">del</text:span><text:span text:style-name="T3"> </text:span><text:span text:style-name="T3">switch</text:span><text:span text:style-name="T3"> </text:span><text:span text:style-name="T3">de</text:span><text:span text:style-name="T3"> </text:span><text:span text:style-name="T3">activación</text:span><text:span text:style-name="T3">/</text:span><text:span text:style-name="T3">desactivación</text:span></text:p>
                </text:list-item>
              </text:list>
            </text:list-item>
            <text:list-item>
              <text:p text:style-name="P7"><text:span text:style-name="T3">Comprobación</text:span><text:span text:style-name="T3"> </text:span><text:span text:style-name="T3">del</text:span><text:span text:style-name="T3"> </text:span><text:span text:style-name="T3">cumplimiento</text:span><text:span text:style-name="T3"> </text:span><text:span text:style-name="T3">de</text:span><text:span text:style-name="T3"> </text:span><text:span text:style-name="T3">estándares</text:span><text:span text:style-name="T3"> </text:span><text:span text:style-name="T3">CDE</text:span><text:span text:style-name="T3"> (</text:span><text:span text:style-name="T3">Cubesat</text:span><text:span text:style-name="T3"> </text:span><text:span text:style-name="T3">design</text:span><text:span text:style-name="T3"> </text:span><text:span text:style-name="T3">specification</text:span><text:span text:style-name="T3">) </text:span></text:p>
              <text:list text:style-name="LS2">
                <text:list-item>
                  <text:p text:style-name="P9"><text:span text:style-name="T3">Comprobación</text:span><text:span text:style-name="T3"> </text:span><text:span text:style-name="T3">de</text:span><text:span text:style-name="T3"> </text:span><text:span text:style-name="T3">silencio</text:span><text:span text:style-name="T3"> </text:span><text:span text:style-name="T3">radial</text:span><text:span text:style-name="T3"> </text:span><text:span text:style-name="T3">exigido</text:span><text:span text:style-name="T3"> </text:span><text:span text:style-name="T3">por</text:span><text:span text:style-name="T3"> </text:span><text:span text:style-name="T3">la</text:span><text:span text:style-name="T3"> </text:span><text:span text:style-name="T3">IARU</text:span><text:span text:style-name="T3"> </text:span><text:span text:style-name="T3">con</text:span><text:span text:style-name="T3"> </text:span><text:span text:style-name="T3">telecomandos</text:span><text:span text:style-name="T3"> </text:span><text:span text:style-name="T3">especiales</text:span><text:span text:style-name="T3"> </text:span><text:span text:style-name="T3">del</text:span><text:span text:style-name="T3"> </text:span><text:span text:style-name="T3">software</text:span><text:span text:style-name="T3"> </text:span><text:span text:style-name="T3">en</text:span><text:span text:style-name="T3"> </text:span><text:span text:style-name="T3">tierra</text:span><text:span text:style-name="T3"> </text:span><text:span text:style-name="T3">de</text:span><text:span text:style-name="T3"> </text:span><text:span text:style-name="T3">All</text:span><text:span text:style-name="T3"> </text:span><text:span text:style-name="T3">Space</text:span></text:p>
                </text:list-item>
              </text:list>
            </text:list-item>
          </text:list>
        </text:list-item>
        <text:list-item>
          <text:p text:style-name="P7">Integración de Payloads</text:p>
          <text:list>
            <text:list-item>
              <text:p text:style-name="P7">Langmuir probe</text:p>
              <text:list>
                <text:list-item>
                  <text:p text:style-name="P7">Integrar en bus SUCHAI</text:p>
                  <text:list>
                    <text:list-item>
                      <text:p text:style-name="P7">Asignar pines</text:p>
                    </text:list-item>
                    <text:list-item>
                      <text:p text:style-name="P7">Determinar protocolos de comunicación (i2c, spi o uart)</text:p>
                    </text:list-item>
                    <text:list-item>
                      <text:p text:style-name="P7">Prueba de funcionalidades</text:p>
                    </text:list-item>
                  </text:list>
                </text:list-item>
                <text:list-item>
                  <text:p text:style-name="P7"><text:span text:style-name="T3">Programar</text:span><text:span text:style-name="T3"> </text:span><text:span text:style-name="T3">comandos</text:span><text:span text:style-name="T3"> </text:span><text:span text:style-name="T3">para</text:span><text:span text:style-name="T3"> </text:span><text:span text:style-name="T3">software</text:span><text:span text:style-name="T3"> </text:span><text:span text:style-name="T3">SUCHAI</text:span></text:p>
                  <text:list>
                    <text:list-item>
                      <text:p text:style-name="P7"><text:span text:style-name="T3">Crear</text:span><text:span text:style-name="T3"> </text:span><text:span text:style-name="T3">cmdPAY</text:span><text:span text:style-name="T3">_</text:span><text:span text:style-name="T3">Lag</text:span></text:p>
                    </text:list-item>
                  </text:list>
                </text:list-item>
                <text:list-item>
                  <text:p text:style-name="P7"><text:span text:style-name="T3">Programar</text:span><text:span text:style-name="T3"> </text:span><text:span text:style-name="T3">listener</text:span><text:span text:style-name="T3"> </text:span><text:span text:style-name="T3">para</text:span><text:span text:style-name="T3"> </text:span><text:span text:style-name="T3">software</text:span><text:span text:style-name="T3"> </text:span><text:span text:style-name="T3">SUCHAI</text:span><text:span text:style-name="T3"> (</text:span><text:span text:style-name="T3">si</text:span><text:span text:style-name="T3"> </text:span><text:span text:style-name="T3">aplica</text:span><text:span text:style-name="T3">)</text:span></text:p>
                </text:list-item>
                <text:list-item>
                  <text:p text:style-name="P7"><text:span text:style-name="T3">Medición</text:span><text:span text:style-name="T3"> </text:span><text:span text:style-name="T3">de</text:span><text:span text:style-name="T3"> </text:span><text:span text:style-name="T3">consumo</text:span><text:span text:style-name="T3"> </text:span><text:span text:style-name="T3">energético</text:span></text:p>
                </text:list-item>
              </text:list>
            </text:list-item>
            <text:list-item>
              <text:p text:style-name="P7"><text:span text:style-name="T3">Cámara</text:span> </text:p>
              <text:list>
                <text:list-item>
                  <text:p text:style-name="P7">Integrar en bus SUCHAI</text:p>
                  <text:list>
                    <text:list-item>
                      <text:p text:style-name="P7">Asignar pines</text:p>
                    </text:list-item>
                    <text:list-item>
                      <text:p text:style-name="P7">Determinar protocolos de comunicación (i2c, spi o uart)</text:p>
                    </text:list-item>
                    <text:list-item>
                      <text:p text:style-name="P7">Prueba de funcionalidades</text:p>
                    </text:list-item>
                  </text:list>
                </text:list-item>
                <text:list-item>
                  <text:p text:style-name="P7"><text:span text:style-name="T3">Programar</text:span><text:span text:style-name="T3"> </text:span><text:span text:style-name="T3">comandos</text:span><text:span text:style-name="T3"> </text:span><text:span text:style-name="T3">para</text:span><text:span text:style-name="T3"> </text:span><text:span text:style-name="T3">software</text:span><text:span text:style-name="T3"> </text:span><text:span text:style-name="T3">SUCHAI</text:span></text:p>
                  <text:list>
                    <text:list-item>
                      <text:p text:style-name="P7"><text:span text:style-name="T3">Crear</text:span><text:span text:style-name="T3"> </text:span><text:span text:style-name="T3">cmdPAY</text:span><text:span text:style-name="T3">_</text:span><text:span text:style-name="T3">Cam</text:span></text:p>
                    </text:list-item>
                  </text:list>
                </text:list-item>
                <text:list-item>
                  <text:p text:style-name="P7"><text:span text:style-name="T3">Programar</text:span><text:span text:style-name="T3"> </text:span><text:span text:style-name="T3">listener</text:span><text:span text:style-name="T3"> </text:span><text:span text:style-name="T3">para</text:span><text:span text:style-name="T3"> </text:span><text:span text:style-name="T3">sofware</text:span><text:span text:style-name="T3"> </text:span><text:span text:style-name="T3">SUCHAI</text:span><text:span text:style-name="T3"> (</text:span><text:span text:style-name="T3">si</text:span><text:span text:style-name="T3"> </text:span><text:span text:style-name="T3">aplica</text:span><text:span text:style-name="T3">)</text:span></text:p>
                </text:list-item>
                <text:list-item>
                  <text:p text:style-name="P7"><text:span text:style-name="T3">Medición</text:span><text:span text:style-name="T3"> </text:span><text:span text:style-name="T3">de</text:span><text:span text:style-name="T3"> </text:span><text:span text:style-name="T3">consumo</text:span><text:span text:style-name="T3"> </text:span><text:span text:style-name="T3">energético</text:span></text:p>
                </text:list-item>
              </text:list>
            </text:list-item>
            <text:list-item>
              <text:p text:style-name="P7"><text:span text:style-name="T3">Giroscopios</text:span><text:span text:style-name="T3"> </text:span></text:p>
              <text:list>
                <text:list-item>
                  <text:p text:style-name="P7">Integrar en bus SUCHAI</text:p>
                  <text:list>
                    <text:list-item>
                      <text:p text:style-name="P7">Asignar pines</text:p>
                    </text:list-item>
                    <text:list-item>
                      <text:p text:style-name="P7">Determinar protocolos de comunicación (i2c, spi o uart)</text:p>
                    </text:list-item>
                    <text:list-item>
                      <text:p text:style-name="P7">Prueba de funcionalidades</text:p>
                    </text:list-item>
                  </text:list>
                </text:list-item>
                <text:list-item>
                  <text:p text:style-name="P7"><text:span text:style-name="T3">Programar</text:span><text:span text:style-name="T3"> </text:span><text:span text:style-name="T3">comandos</text:span><text:span text:style-name="T3"> </text:span><text:span text:style-name="T3">para</text:span><text:span text:style-name="T3"> </text:span><text:span text:style-name="T3">software</text:span><text:span text:style-name="T3"> </text:span><text:span text:style-name="T3">SUCHAI</text:span></text:p>
                  <text:list>
                    <text:list-item>
                      <text:p text:style-name="P7"><text:span text:style-name="T3">Crear</text:span><text:span text:style-name="T3"> </text:span><text:span text:style-name="T3">cmdPAY</text:span><text:span text:style-name="T3">_</text:span><text:span text:style-name="T3">Gir</text:span></text:p>
                    </text:list-item>
                  </text:list>
                </text:list-item>
                <text:list-item>
                  <text:p text:style-name="P7"><text:span text:style-name="T3">Programar</text:span><text:span text:style-name="T3"> </text:span><text:span text:style-name="T3">listener</text:span><text:span text:style-name="T3"> </text:span><text:span text:style-name="T3">para</text:span><text:span text:style-name="T3"> </text:span><text:span text:style-name="T3">sofware</text:span><text:span text:style-name="T3"> </text:span><text:span text:style-name="T3">SUCHAI</text:span><text:span text:style-name="T3"> (</text:span><text:span text:style-name="T3">si</text:span><text:span text:style-name="T3"> </text:span><text:span text:style-name="T3">aplica</text:span><text:span text:style-name="T3">)</text:span></text:p>
                </text:list-item>
                <text:list-item>
                  <text:p text:style-name="P7"><text:span text:style-name="T3">Medición</text:span><text:span text:style-name="T3"> </text:span><text:span text:style-name="T3">de</text:span><text:span text:style-name="T3"> </text:span><text:span text:style-name="T3">consumo</text:span><text:span text:style-name="T3"> </text:span><text:span text:style-name="T3">energético</text:span></text:p>
                </text:list-item>
              </text:list>
            </text:list-item>
            <text:list-item>
              <text:p text:style-name="P7"><text:span text:style-name="T3">Experimento</text:span><text:span text:style-name="T3"> </text:span><text:span text:style-name="T3">Física</text:span></text:p>
              <text:list>
                <text:list-item>
                  <text:p text:style-name="P7">Integrar en bus SUCHAI</text:p>
                  <text:list>
                    <text:list-item>
                      <text:p text:style-name="P7">Asignar pines</text:p>
                    </text:list-item>
                    <text:list-item>
                      <text:p text:style-name="P7">Determinar protocolos de comunicación (i2c, spi o uart)</text:p>
                    </text:list-item>
                    <text:list-item>
                      <text:p text:style-name="P7">Prueba de funcionalidades</text:p>
                    </text:list-item>
                  </text:list>
                </text:list-item>
                <text:list-item>
                  <text:p text:style-name="P7"><text:span text:style-name="T3">Programar</text:span><text:span text:style-name="T3"> </text:span><text:span text:style-name="T3">comandos</text:span><text:span text:style-name="T3"> </text:span><text:span text:style-name="T3">para</text:span><text:span text:style-name="T3"> </text:span><text:span text:style-name="T3">software</text:span><text:span text:style-name="T3"> </text:span><text:span text:style-name="T3">SUCHAI</text:span></text:p>
                  <text:list>
                    <text:list-item>
                      <text:p text:style-name="P7"><text:span text:style-name="T3">Crear</text:span><text:span text:style-name="T3"> </text:span><text:span text:style-name="T3">cmdPAY</text:span><text:span text:style-name="T3">_</text:span><text:span text:style-name="T3">Fis</text:span></text:p>
                    </text:list-item>
                  </text:list>
                </text:list-item>
                <text:list-item>
                  <text:p text:style-name="P7"><text:span text:style-name="T3">Programar</text:span><text:span text:style-name="T3"> </text:span><text:span text:style-name="T3">listener</text:span><text:span text:style-name="T3"> </text:span><text:span text:style-name="T3">para</text:span><text:span text:style-name="T3"> </text:span><text:span text:style-name="T3">sofware</text:span><text:span text:style-name="T3"> </text:span><text:span text:style-name="T3">SUCHAI</text:span><text:span text:style-name="T3"> (</text:span><text:span text:style-name="T3">si</text:span><text:span text:style-name="T3"> </text:span><text:span text:style-name="T3">aplica</text:span><text:span text:style-name="T3">)</text:span></text:p>
                </text:list-item>
                <text:list-item>
                  <text:p text:style-name="P7"><text:span text:style-name="T3">Medición</text:span><text:span text:style-name="T3"> </text:span><text:span text:style-name="T3">de</text:span><text:span text:style-name="T3"> </text:span><text:span text:style-name="T3">consumo</text:span><text:span text:style-name="T3"> </text:span><text:span text:style-name="T3">energético</text:span></text:p>
                </text:list-item>
              </text:list>
            </text:list-item>
          </text:list>
        </text:list-item>
        <text:list-item>
          <text:p text:style-name="P7"><text:span text:style-name="T3">Pruebas</text:span><text:span text:style-name="T3"> </text:span><text:span text:style-name="T3">locales</text:span></text:p>
          <text:list>
            <text:list-item>
              <text:p text:style-name="P8">Temperatura</text:p>
              <text:list>
                <text:list-item>
                  <text:p text:style-name="P7"><text:span text:style-name="T3">Comprobar</text:span><text:span text:style-name="T3"> </text:span><text:span text:style-name="T3">fiabilidad</text:span><text:span text:style-name="T3"> </text:span><text:span text:style-name="T3">de</text:span><text:span text:style-name="T3"> </text:span><text:span text:style-name="T3">despliegue</text:span><text:span text:style-name="T3"> </text:span><text:span text:style-name="T3">a</text:span><text:span text:style-name="T3"> </text:span><text:span text:style-name="T3">alta</text:span><text:span text:style-name="T3"> </text:span><text:span text:style-name="T3">Tº</text:span></text:p>
                </text:list-item>
                <text:list-item>
                  <text:p text:style-name="P7"><text:span text:style-name="T3">Comprobar</text:span><text:span text:style-name="T3"> </text:span><text:span text:style-name="T3">fiabilidad</text:span><text:span text:style-name="T3"> </text:span><text:span text:style-name="T3">de</text:span><text:span text:style-name="T3"> </text:span><text:span text:style-name="T3">despliegue</text:span><text:span text:style-name="T3"> </text:span><text:span text:style-name="T3">a</text:span><text:span text:style-name="T3"> </text:span><text:span text:style-name="T3">baja</text:span><text:span text:style-name="T3"> </text:span><text:span text:style-name="T3">Tº</text:span></text:p>
                </text:list-item>
              </text:list>
            </text:list-item>
            <text:list-item>
              <text:p text:style-name="P8">Vibración</text:p>
              <text:list>
                <text:list-item>
                  <text:p text:style-name="P7"><text:span text:style-name="T3">Comprobar</text:span><text:span text:style-name="T3"> </text:span><text:span text:style-name="T3">que</text:span><text:span text:style-name="T3"> </text:span><text:span text:style-name="T3">no</text:span><text:span text:style-name="T3"> </text:span><text:span text:style-name="T3">se</text:span><text:span text:style-name="T3"> </text:span><text:span text:style-name="T3">suelten</text:span><text:span text:style-name="T3"> </text:span><text:span text:style-name="T3">las</text:span><text:span text:style-name="T3"> </text:span><text:span text:style-name="T3">antenas</text:span></text:p>
                </text:list-item>
                <text:list-item>
                  <text:p text:style-name="P7"><text:span text:style-name="T3">Comprobar</text:span><text:span text:style-name="T3"> </text:span><text:span text:style-name="T3">que</text:span><text:span text:style-name="T3"> </text:span><text:span text:style-name="T3">no</text:span><text:span text:style-name="T3"> </text:span><text:span text:style-name="T3">se</text:span><text:span text:style-name="T3"> </text:span><text:span text:style-name="T3">activen</text:span><text:span text:style-name="T3"> </text:span><text:span text:style-name="T3">los</text:span><text:span text:style-name="T3"> </text:span><text:span text:style-name="T3">switch</text:span><text:span text:style-name="T3"> </text:span><text:span text:style-name="T3">de</text:span><text:span text:style-name="T3"> </text:span><text:span text:style-name="T3">chequeo</text:span></text:p>
                </text:list-item>
              </text:list>
            </text:list-item>
            <text:list-item>
              <text:p text:style-name="P8">Comunicaciones</text:p>
              <text:list>
                <text:list-item>
                  <text:p text:style-name="P7"><text:span text:style-name="T3">En</text:span><text:span text:style-name="T3"> </text:span><text:span text:style-name="T3">el</text:span><text:span text:style-name="T3"> </text:span><text:span text:style-name="T3">lab</text:span></text:p>
                </text:list-item>
                <text:list-item>
                  <text:p text:style-name="P7"><text:span text:style-name="T3">En</text:span><text:span text:style-name="T3"> </text:span><text:span text:style-name="T3">un</text:span><text:span text:style-name="T3"> </text:span><text:span text:style-name="T3">cerro</text:span><text:span text:style-name="T3"> </text:span><text:span text:style-name="T3">lejano</text:span></text:p>
                </text:list-item>
              </text:list>
            </text:list-item>
          </text:list>
        </text:list-item>
        <text:list-item>
          <text:p text:style-name="P7"><text:span text:style-name="T3">Certificación</text:span><text:span text:style-name="T3"> </text:span><text:span text:style-name="T3">internacional</text:span></text:p>
          <text:list>
            <text:list-item>
              <text:p text:style-name="P7"><text:span text:style-name="T3">Prueba</text:span><text:span text:style-name="T3"> </text:span><text:span text:style-name="T3">de</text:span><text:span text:style-name="T3"> </text:span><text:span text:style-name="T3">cocción</text:span></text:p>
            </text:list-item>
            <text:list-item>
              <text:p text:style-name="P7"><text:span text:style-name="T3">Prueba</text:span><text:span text:style-name="T3"> </text:span><text:span text:style-name="T3">de</text:span><text:span text:style-name="T3"> </text:span><text:span text:style-name="T3">vibración</text:span></text:p>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2"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5"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6"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7"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List2Level8"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3</meta:editing-cycles>
    <dc:date>2012-10-09T01:20:39</dc:date>
    <meta:editing-duration>PT2M19S</meta:editing-duration>
    <meta:document-statistic meta:table-count="0" meta:image-count="0" meta:object-count="0" meta:page-count="8" meta:paragraph-count="225" meta:word-count="1883" meta:character-count="5652" meta:non-whitespace-character-count="10612"/>
  </office:meta>
</office:document-meta>
</file>